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8"/>
    <style:style style:name="ce2" style:family="table-cell" style:parent-style-name="Default" style:data-style-name="N118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trassen" table:style-name="ta1" table:print="false">
        <table:table-column table:style-name="co1" table:number-columns-repeated="5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>
            <text:p>OPENMP=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number-columns-repeated="8"/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0.697">
            <text:p>0.697</text:p>
          </table:table-cell>
          <table:table-cell office:value-type="float" office:value="4.865">
            <text:p>4.865</text:p>
          </table:table-cell>
          <table:table-cell office:value-type="float" office:value="34.026">
            <text:p>34.026</text:p>
          </table:table-cell>
          <table:table-cell table:formula="of:=3*60+58.86" office:value-type="float" office:value="238.86">
            <text:p>238.860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0.103">
            <text:p>0.103</text:p>
          </table:table-cell>
          <table:table-cell office:value-type="float" office:value="0.699">
            <text:p>0.699</text:p>
          </table:table-cell>
          <table:table-cell office:value-type="float" office:value="4.876">
            <text:p>4.876</text:p>
          </table:table-cell>
          <table:table-cell office:value-type="float" office:value="34.044">
            <text:p>34.044</text:p>
          </table:table-cell>
          <table:table-cell table:formula="of:=3*60+58" office:value-type="float" office:value="238">
            <text:p>238.000</text:p>
          </table:table-cell>
          <table:table-cell/>
          <table:table-cell office:value-type="string">
            <text:p>OPENMP=0</text:p>
          </table:table-cell>
          <table:table-cell table:style-name="ce1" table:formula="of:=[.A8]" office:value-type="float" office:value="0.1018">
            <text:p>0.102</text:p>
          </table:table-cell>
          <table:table-cell table:style-name="ce1" table:formula="of:=[.B8]" office:value-type="float" office:value="0.697">
            <text:p>0.697</text:p>
          </table:table-cell>
          <table:table-cell table:style-name="ce1" table:formula="of:=[.C8]" office:value-type="float" office:value="4.8718">
            <text:p>4.872</text:p>
          </table:table-cell>
          <table:table-cell table:style-name="ce1" table:formula="of:=[.D8]" office:value-type="float" office:value="34.086">
            <text:p>34.086</text:p>
          </table:table-cell>
          <table:table-cell table:style-name="ce1" table:formula="of:=[.E8]" office:value-type="float" office:value="238.524">
            <text:p>238.524</text:p>
          </table:table-cell>
          <table:table-cell table:formula="of:=27*60+57.14" office:value-type="float" office:value="1677.14">
            <text:p>1677.14</text:p>
          </table:table-cell>
        </table:table-row>
        <table:table-row table:style-name="ro1">
          <table:table-cell office:value-type="float" office:value="0.102">
            <text:p>0.102</text:p>
          </table:table-cell>
          <table:table-cell office:value-type="float" office:value="0.696">
            <text:p>0.696</text:p>
          </table:table-cell>
          <table:table-cell office:value-type="float" office:value="4.86">
            <text:p>4.860</text:p>
          </table:table-cell>
          <table:table-cell office:value-type="float" office:value="34.138">
            <text:p>34.138</text:p>
          </table:table-cell>
          <table:table-cell table:formula="of:=3*60+59.11" office:value-type="float" office:value="239.11">
            <text:p>239.110</text:p>
          </table:table-cell>
          <table:table-cell/>
          <table:table-cell office:value-type="string">
            <text:p>OPENMP=1</text:p>
          </table:table-cell>
          <table:table-cell table:style-name="ce1" table:formula="of:=[.A18]" office:value-type="float" office:value="0.1036">
            <text:p>0.104</text:p>
          </table:table-cell>
          <table:table-cell table:style-name="ce1" table:formula="of:=[.B18]" office:value-type="float" office:value="0.6414">
            <text:p>0.641</text:p>
          </table:table-cell>
          <table:table-cell table:style-name="ce1" table:formula="of:=[.C18]" office:value-type="float" office:value="4.3838">
            <text:p>4.384</text:p>
          </table:table-cell>
          <table:table-cell table:style-name="ce1" table:formula="of:=[.D18]" office:value-type="float" office:value="30.5858">
            <text:p>30.586</text:p>
          </table:table-cell>
          <table:table-cell table:style-name="ce1" table:formula="of:=[.E18]" office:value-type="float" office:value="213.578">
            <text:p>213.578</text:p>
          </table:table-cell>
          <table:table-cell table:formula="of:=24*60+56.15" office:value-type="float" office:value="1496.15">
            <text:p>1496.15</text:p>
          </table:table-cell>
        </table:table-row>
        <table:table-row table:style-name="ro1">
          <table:table-cell office:value-type="float" office:value="0.101">
            <text:p>0.101</text:p>
          </table:table-cell>
          <table:table-cell office:value-type="float" office:value="0.697">
            <text:p>0.697</text:p>
          </table:table-cell>
          <table:table-cell office:value-type="float" office:value="4.886">
            <text:p>4.886</text:p>
          </table:table-cell>
          <table:table-cell office:value-type="float" office:value="34.183">
            <text:p>34.183</text:p>
          </table:table-cell>
          <table:table-cell table:formula="of:=3*60+57.86" office:value-type="float" office:value="237.86">
            <text:p>237.860</text:p>
          </table:table-cell>
          <table:table-cell table:number-columns-repeated="2"/>
          <table:table-cell table:style-name="ce3" table:formula="of:=[.H4]/[.H5]-1" office:value-type="percentage" office:value="-0.0173745173745175">
            <text:p>-1.74%</text:p>
          </table:table-cell>
          <table:table-cell table:style-name="ce3" table:formula="of:=[.I4]/[.I5]-1" office:value-type="percentage" office:value="0.0866853757405674">
            <text:p>8.67%</text:p>
          </table:table-cell>
          <table:table-cell table:style-name="ce3" table:formula="of:=[.J4]/[.J5]-1" office:value-type="percentage" office:value="0.111318947032256">
            <text:p>11.13%</text:p>
          </table:table-cell>
          <table:table-cell table:style-name="ce3" table:formula="of:=[.K4]/[.K5]-1" office:value-type="percentage" office:value="0.114438726467838">
            <text:p>11.44%</text:p>
          </table:table-cell>
          <table:table-cell table:style-name="ce3" table:formula="of:=[.L4]/[.L5]-1" office:value-type="percentage" office:value="0.116800419518864">
            <text:p>11.68%</text:p>
          </table:table-cell>
          <table:table-cell table:style-name="ce3" table:formula="of:=[.M4]/[.M5]-1" office:value-type="percentage" office:value="0.120970490926712">
            <text:p>12.10%</text:p>
          </table:table-cell>
        </table:table-row>
        <table:table-row table:style-name="ro1">
          <table:table-cell office:value-type="float" office:value="0.102">
            <text:p>0.102</text:p>
          </table:table-cell>
          <table:table-cell office:value-type="float" office:value="0.696">
            <text:p>0.696</text:p>
          </table:table-cell>
          <table:table-cell office:value-type="float" office:value="4.872">
            <text:p>4.872</text:p>
          </table:table-cell>
          <table:table-cell office:value-type="float" office:value="34.039">
            <text:p>34.039</text:p>
          </table:table-cell>
          <table:table-cell table:formula="of:=3*60+58.79" office:value-type="float" office:value="238.79">
            <text:p>238.790</text:p>
          </table:table-cell>
          <table:table-cell table:number-columns-repeated="8"/>
        </table:table-row>
        <table:table-row table:style-name="ro1">
          <table:table-cell table:style-name="ce2" table:formula="of:=AVERAGE([.A3:.A7])" office:value-type="float" office:value="0.1018">
            <text:p>0.102</text:p>
          </table:table-cell>
          <table:table-cell table:style-name="ce2" table:formula="of:=AVERAGE([.B3:.B7])" office:value-type="float" office:value="0.697">
            <text:p>0.697</text:p>
          </table:table-cell>
          <table:table-cell table:style-name="ce2" table:formula="of:=AVERAGE([.C3:.C7])" office:value-type="float" office:value="4.8718">
            <text:p>4.872</text:p>
          </table:table-cell>
          <table:table-cell table:style-name="ce2" table:formula="of:=AVERAGE([.D3:.D7])" office:value-type="float" office:value="34.086">
            <text:p>34.086</text:p>
          </table:table-cell>
          <table:table-cell table:style-name="ce2" table:formula="of:=AVERAGE([.E3:.E7])" office:value-type="float" office:value="238.524">
            <text:p>238.524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table:number-columns-repeated="5"/>
          <table:table-cell table:number-columns-repeated="8"/>
        </table:table-row>
        <table:table-row table:style-name="ro1">
          <table:table-cell table:style-name="Default" office:value-type="string">
            <text:p>OPENMP=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number-columns-repeated="8"/>
        </table:table-row>
        <table:table-row table:style-name="ro1">
          <table:table-cell office:value-type="float" office:value="0.104">
            <text:p>0.104</text:p>
          </table:table-cell>
          <table:table-cell office:value-type="float" office:value="0.664">
            <text:p>0.664</text:p>
          </table:table-cell>
          <table:table-cell office:value-type="float" office:value="4.381">
            <text:p>4.381</text:p>
          </table:table-cell>
          <table:table-cell office:value-type="float" office:value="30.474">
            <text:p>30.474</text:p>
          </table:table-cell>
          <table:table-cell table:formula="of:=3*60+33.66" office:value-type="float" office:value="213.66">
            <text:p>213.660</text:p>
          </table:table-cell>
          <table:table-cell table:number-columns-repeated="8"/>
        </table:table-row>
        <table:table-row table:style-name="ro1">
          <table:table-cell office:value-type="float" office:value="0.096">
            <text:p>0.096</text:p>
          </table:table-cell>
          <table:table-cell office:value-type="float" office:value="0.63">
            <text:p>0.630</text:p>
          </table:table-cell>
          <table:table-cell office:value-type="float" office:value="4.374">
            <text:p>4.374</text:p>
          </table:table-cell>
          <table:table-cell office:value-type="float" office:value="30.484">
            <text:p>30.484</text:p>
          </table:table-cell>
          <table:table-cell table:formula="of:=3*60+33.37" office:value-type="float" office:value="213.37">
            <text:p>213.370</text:p>
          </table:table-cell>
          <table:table-cell table:number-columns-repeated="8"/>
        </table:table-row>
        <table:table-row table:style-name="ro1">
          <table:table-cell office:value-type="float" office:value="0.105">
            <text:p>0.105</text:p>
          </table:table-cell>
          <table:table-cell office:value-type="float" office:value="0.641">
            <text:p>0.641</text:p>
          </table:table-cell>
          <table:table-cell office:value-type="float" office:value="4.401">
            <text:p>4.401</text:p>
          </table:table-cell>
          <table:table-cell office:value-type="float" office:value="30.757">
            <text:p>30.757</text:p>
          </table:table-cell>
          <table:table-cell table:formula="of:=3*60+33.71" office:value-type="float" office:value="213.71">
            <text:p>213.710</text:p>
          </table:table-cell>
          <table:table-cell table:number-columns-repeated="8"/>
        </table:table-row>
        <table:table-row table:style-name="ro1">
          <table:table-cell office:value-type="float" office:value="0.103">
            <text:p>0.103</text:p>
          </table:table-cell>
          <table:table-cell office:value-type="float" office:value="0.643">
            <text:p>0.643</text:p>
          </table:table-cell>
          <table:table-cell office:value-type="float" office:value="4.368">
            <text:p>4.368</text:p>
          </table:table-cell>
          <table:table-cell office:value-type="float" office:value="30.64">
            <text:p>30.640</text:p>
          </table:table-cell>
          <table:table-cell table:formula="of:=3*60+33.68" office:value-type="float" office:value="213.68">
            <text:p>213.680</text:p>
          </table:table-cell>
          <table:table-cell table:number-columns-repeated="8"/>
        </table:table-row>
        <table:table-row table:style-name="ro1">
          <table:table-cell office:value-type="float" office:value="0.11">
            <text:p>0.110</text:p>
          </table:table-cell>
          <table:table-cell office:value-type="float" office:value="0.629">
            <text:p>0.629</text:p>
          </table:table-cell>
          <table:table-cell office:value-type="float" office:value="4.395">
            <text:p>4.395</text:p>
          </table:table-cell>
          <table:table-cell office:value-type="float" office:value="30.574">
            <text:p>30.574</text:p>
          </table:table-cell>
          <table:table-cell table:formula="of:=3*60+33.47" office:value-type="float" office:value="213.47">
            <text:p>213.470</text:p>
          </table:table-cell>
          <table:table-cell table:number-columns-repeated="8"/>
        </table:table-row>
        <table:table-row table:style-name="ro1">
          <table:table-cell table:style-name="ce2" table:formula="of:=AVERAGE([.A13:.A17])" office:value-type="float" office:value="0.1036">
            <text:p>0.104</text:p>
          </table:table-cell>
          <table:table-cell table:style-name="ce2" table:formula="of:=AVERAGE([.B13:.B17])" office:value-type="float" office:value="0.6414">
            <text:p>0.641</text:p>
          </table:table-cell>
          <table:table-cell table:style-name="ce2" table:formula="of:=AVERAGE([.C13:.C17])" office:value-type="float" office:value="4.3838">
            <text:p>4.384</text:p>
          </table:table-cell>
          <table:table-cell table:style-name="ce2" table:formula="of:=AVERAGE([.D13:.D17])" office:value-type="float" office:value="30.5858">
            <text:p>30.586</text:p>
          </table:table-cell>
          <table:table-cell table:style-name="ce2" table:formula="of:=AVERAGE([.E13:.E17])" office:value-type="float" office:value="213.578">
            <text:p>213.578</text:p>
          </table:table-cell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>
            <draw:frame table:end-cell-address="Strassen.M43" table:end-x="0.4449in" table:end-y="0.1531in" draw:z-index="0" draw:style-name="gr1" svg:width="10.7764in" svg:height="4.2343in" svg:x="0.3366in" svg:y="0.1516in">
              <draw:object draw:notify-on-update-of-ranges="Strassen.H3:Strassen.M3 Strassen.G4:Strassen.G4 Strassen.H4:Strassen.M4 Strassen.G5:Strassen.G5 Strassen.H5:Strassen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5">03/15/2009</text:date>, <text:time>23:0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mien Gombault</meta:initial-creator>
    <meta:creation-date>2009-03-15T21:10:36</meta:creation-date>
    <dc:date>2009-03-15T23:07:13</dc:date>
    <dc:creator>Damien Gombault</dc:creator>
    <meta:editing-duration>PT01H55M22S</meta:editing-duration>
    <meta:editing-cycles>18</meta:editing-cycles>
    <meta:generator>OpenOffice.org/3.0$Linux OpenOffice.org_project/300m15$Build-9379</meta:generator>
    <meta:document-statistic meta:table-count="1" meta:cell-count="9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7.373cm" svg:height="10.756cm" chart:class="chart:line" chart:style-name="ch1">
        <chart:legend chart:legend-position="end" svg:x="24.801cm" svg:y="4.915cm" chart:style-name="ch2"/>
        <chart:plot-area chart:style-name="ch3" table:cell-range-address="Strassen.G3:Strassen.M5" chart:data-source-has-labels="both" svg:x="0.893cm" svg:y="0.215cm" svg:width="23.363cm" svg:height="10.097cm">
          <chart:axis chart:dimension="x" chart:name="primary-x" chart:style-name="ch4">
            <chart:title svg:x="12.469cm" svg:y="9.964cm" chart:style-name="ch5">
              <text:p>Taille</text:p>
            </chart:title>
            <chart:categories table:cell-range-address="Strassen.H3:Strassen.M3"/>
            <chart:grid chart:style-name="ch6" chart:class="major"/>
          </chart:axis>
          <chart:axis chart:dimension="y" chart:name="primary-y" chart:style-name="ch7">
            <chart:title svg:x="0.549cm" svg:y="5.486cm" chart:style-name="ch8">
              <text:p>Temps</text:p>
            </chart:title>
            <chart:grid chart:style-name="ch6" chart:class="major"/>
          </chart:axis>
          <chart:series chart:style-name="ch9" chart:values-cell-range-address="Strassen.H4:Strassen.M4" chart:label-cell-address="Strassen.G4:Strassen.G4" chart:class="chart:line">
            <chart:data-point chart:repeated="6"/>
          </chart:series>
          <chart:series chart:style-name="ch10" chart:values-cell-range-address="Strassen.H5:Strassen.M5" chart:label-cell-address="Strassen.G5:Strassen.G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trassen.H3:Strassen.M3"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</table:table-row>
          </table:table-header-rows>
          <table:table-rows>
            <table:table-row>
              <table:table-cell office:value-type="string">
                <text:p text:id="Strassen.G4:Strassen.G4">OPENMP=0</text:p>
              </table:table-cell>
              <table:table-cell office:value-type="float" office:value="0.1018">
                <text:p text:id="Strassen.H4:Strassen.M4">0.1018</text:p>
              </table:table-cell>
              <table:table-cell office:value-type="float" office:value="0.697">
                <text:p>0.697</text:p>
              </table:table-cell>
              <table:table-cell office:value-type="float" office:value="4.8718">
                <text:p>4.8718</text:p>
              </table:table-cell>
              <table:table-cell office:value-type="float" office:value="34.086">
                <text:p>34.086</text:p>
              </table:table-cell>
              <table:table-cell office:value-type="float" office:value="238.524">
                <text:p>238.524</text:p>
              </table:table-cell>
              <table:table-cell office:value-type="float" office:value="1677.14">
                <text:p>1677.14</text:p>
              </table:table-cell>
            </table:table-row>
            <table:table-row>
              <table:table-cell office:value-type="string">
                <text:p text:id="Strassen.G5:Strassen.G5">OPENMP=1</text:p>
              </table:table-cell>
              <table:table-cell office:value-type="float" office:value="0.1036">
                <text:p text:id="Strassen.H5:Strassen.M5">0.1036</text:p>
              </table:table-cell>
              <table:table-cell office:value-type="float" office:value="0.6414">
                <text:p>0.6414</text:p>
              </table:table-cell>
              <table:table-cell office:value-type="float" office:value="4.3838">
                <text:p>4.3838</text:p>
              </table:table-cell>
              <table:table-cell office:value-type="float" office:value="30.5858">
                <text:p>30.5858</text:p>
              </table:table-cell>
              <table:table-cell office:value-type="float" office:value="213.578">
                <text:p>213.578</text:p>
              </table:table-cell>
              <table:table-cell office:value-type="float" office:value="1496.15">
                <text:p>1496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